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Bengali1" svg:font-family="'Noto Sans Bengal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a963" officeooo:paragraph-rsid="0013a963"/>
    </style:style>
    <style:style style:name="P2" style:family="paragraph" style:parent-style-name="Standard">
      <style:paragraph-properties fo:text-align="start" style:justify-single-word="false"/>
      <style:text-properties officeooo:rsid="0013a963" officeooo:paragraph-rsid="0013a963"/>
    </style:style>
    <style:style style:name="P3" style:family="paragraph" style:parent-style-name="Standard">
      <style:paragraph-properties fo:text-align="start" style:justify-single-word="false"/>
      <style:text-properties officeooo:rsid="00147381" officeooo:paragraph-rsid="00147381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47381" officeooo:paragraph-rsid="0014738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7f9c1" officeooo:paragraph-rsid="0017f9c1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6302c" officeooo:paragraph-rsid="0016302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normal" officeooo:rsid="00147381" officeooo:paragraph-rsid="0014738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6302c" officeooo:paragraph-rsid="0016302c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17f9c1" officeooo:paragraph-rsid="0017f9c1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17f9c1" officeooo:paragraph-rsid="0017f9c1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147381" officeooo:paragraph-rsid="00147381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47381" officeooo:paragraph-rsid="0014738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7f9c1" officeooo:paragraph-rsid="0017f9c1"/>
    </style:style>
    <style:style style:name="P14" style:family="paragraph" style:parent-style-name="Standard">
      <style:paragraph-properties fo:text-align="start" style:justify-single-word="false"/>
      <style:text-properties officeooo:rsid="0019268f" officeooo:paragraph-rsid="0019268f"/>
    </style:style>
    <style:style style:name="P15" style:family="paragraph" style:parent-style-name="Standard">
      <style:paragraph-properties style:line-height-at-least="0.2398in"/>
      <style:text-properties fo:color="#d4d4d4" style:font-name="Droid Sans Mono" fo:font-size="12.75pt" fo:font-weight="normal" fo:background-color="#1e1e1e"/>
    </style:style>
    <style:style style:name="P16" style:family="paragraph" style:parent-style-name="Standard">
      <style:paragraph-properties fo:text-align="start" style:justify-single-word="false"/>
      <style:text-properties fo:color="#d4d4d4" style:font-name="Droid Sans Mono" fo:font-size="12.75pt" fo:font-weight="normal" officeooo:rsid="0019268f" officeooo:paragraph-rsid="0019268f" fo:background-color="#1e1e1e"/>
    </style:style>
    <style:style style:name="P17" style:family="paragraph" style:parent-style-name="Standard">
      <style:paragraph-properties style:line-height-at-least="0.2398in"/>
      <style:text-properties fo:color="#6a9955" style:font-name="Droid Sans Mono" fo:font-size="12.75pt" fo:font-weight="normal" fo:background-color="#1e1e1e"/>
    </style:style>
    <style:style style:name="P18" style:family="paragraph" style:parent-style-name="Standard">
      <style:paragraph-properties style:line-height-at-least="0.2398in"/>
    </style:style>
    <style:style style:name="P19" style:family="paragraph" style:parent-style-name="Standard">
      <style:paragraph-properties fo:text-align="start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officeooo:rsid="0017f9c1" officeooo:paragraph-rsid="0017f9c1"/>
    </style:style>
    <style:style style:name="P20" style:family="paragraph" style:parent-style-name="Standard">
      <style:paragraph-properties fo:margin-top="0in" fo:margin-bottom="0.1965in" loext:contextual-spacing="false" style:line-height-at-least="0.2398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f9c1"/>
    </style:style>
    <style:style style:name="T3" style:family="text">
      <style:text-properties fo:color="#808080"/>
    </style:style>
    <style:style style:name="T4" style:family="text">
      <style:text-properties fo:color="#569cd6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fo:color="#c586c0"/>
    </style:style>
    <style:style style:name="T8" style:family="text">
      <style:text-properties fo:color="#dcdcaa"/>
    </style:style>
    <style:style style:name="T9" style:family="text">
      <style:text-properties fo:color="#4ec9b0"/>
    </style:style>
    <style:style style:name="T10" style:family="text">
      <style:text-properties fo:color="#d7b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19 (Axios Request)</text:p>
      <text:p text:style-name="P2"/>
      <text:p text:style-name="P2">amra jokhon onno kono database theke data niye asi tokhon amra AXIOS use kori .</text:p>
      <text:p text:style-name="P2"/>
      <text:p text:style-name="P2">Axios ki ?</text:p>
      <text:p text:style-name="P2"><text:s/>Axios holo javascript er http request pathanor akta maddhom. </text:p>
      <text:p text:style-name="P2"><text:s/></text:p>
      <text:p text:style-name="P2"><text:s/></text:p>
      <text:p text:style-name="P2"><text:s/>Jason Placeholder jekhane Api er maddhome data diye thake and oikhan theke i sobai data use kore</text:p>
      <text:p text:style-name="P2"/>
      <text:p text:style-name="P2"><text:s/>. Fake data insert korar jonno . </text:p>
      <text:p text:style-name="P2"><text:s/></text:p>
      <text:p text:style-name="P2"><text:a xlink:type="simple" xlink:href="https://jsonplaceholder.typicode.com/ " text:style-name="Internet_20_link" text:visited-style-name="Visited_20_Internet_20_Link"><text:s/>https://jsonplaceholder.typicode.com/ </text:a></text:p>
      <text:p text:style-name="P2"/>
      <text:p text:style-name="P2"/>
      <text:p text:style-name="P3">amra ai website theke jei data dorkar oi datar url a Hit korbo.</text:p>
      <text:p text:style-name="P3"/>
      <text:p text:style-name="P3">AXIOS use korar system:</text:p>
      <text:p text:style-name="P3"/>
      <text:p text:style-name="P12">First Step:</text:p>
      <text:p text:style-name="P3">install Axios:-</text:p>
      <text:p text:style-name="P4">npm install axios –save</text:p>
      <text:p text:style-name="P7"/>
      <text:p text:style-name="P11">Second Step:</text:p>
      <text:p text:style-name="P7"/>
      <text:p text:style-name="P9">import Axios :</text:p>
      <text:p text:style-name="P9"/>
      <text:p text:style-name="P5">import axios from ‘axios’</text:p>
      <text:p text:style-name="P9"/>
      <text:p text:style-name="P10">third Step</text:p>
      <text:p text:style-name="P7"/>
      <text:p text:style-name="P8">3 Step:</text:p>
      <text:p text:style-name="P8"/>
      <text:p text:style-name="P8"><text:tab/><text:span text:style-name="T1">axios.get()</text:span></text:p>
      <text:p text:style-name="P6"><text:tab/>.then</text:p>
      <text:p text:style-name="P6"><text:tab/>.catch</text:p>
      <text:p text:style-name="P8"><text:tab/></text:p>
      <text:p text:style-name="P8">1. axios.get() , holo eikhane amra jei <text:span text:style-name="T2">url theke data anbo.</text:span></text:p>
      <text:p text:style-name="P9">2. then ekhane if hisebe kaj kore.</text:p>
      <text:p text:style-name="P9">3. catch ekhane else hisebe bujay.</text:p>
      <text:p text:style-name="P2"/>
      <text:p text:style-name="P13">Use System:</text:p>
      <text:p text:style-name="P13"/>
      <text:p text:style-name="P13"/>
      <text:p text:style-name="P13">axios.get(‘<text:a xlink:type="simple" xlink:href="https://jsonplaceholder.typicode.com/posts" text:style-name="Internet_20_link" text:visited-style-name="Visited_20_Internet_20_Link">https://jsonplaceholder.typicode.com/posts</text:a>’)</text:p>
      <text:p text:style-name="P13">.then(Response =&gt;{</text:p>
      <text:p text:style-name="P13"><text:tab/>console.log(Response)</text:p>
      <text:p text:style-name="P13">}</text:p>
      <text:p text:style-name="P19">.catch</text:p>
      <text:p text:style-name="P13"/>
      <text:p text:style-name="P13"/>
      <text:p text:style-name="P13"><text:soft-page-break/></text:p>
      <text:p text:style-name="P14">Code:</text:p>
      <text:p text:style-name="P14"/>
      <text:p text:style-name="P14">Hook.vue</text:p>
      <text:p text:style-name="P14"/>
      <text:p text:style-name="P16"><text:span text:style-name="T3">&lt;</text:span><text:span text:style-name="T4">template</text:span><text:span text:style-name="T3">&gt;</text:span></text:p>
      <text:p text:style-name="P15"><text:span text:style-name="T3">&lt;</text:span><text:span text:style-name="T4">div</text:span> <text:span text:style-name="T5">id</text:span>=<text:span text:style-name="T6">"hook"</text:span><text:span text:style-name="T3">&gt;</text:span></text:p>
      <text:p text:style-name="P15"><text:span text:style-name="T3">&lt;</text:span><text:span text:style-name="T4">h2</text:span><text:span text:style-name="T3">&gt;</text:span>{{ <text:span text:style-name="T5">title</text:span> }}<text:span text:style-name="T3">&lt;/</text:span><text:span text:style-name="T4">h2</text:span><text:span text:style-name="T3">&gt;</text:span> <text:span text:style-name="T3">&lt;</text:span><text:span text:style-name="T4">hr</text:span><text:span text:style-name="T3">&gt;</text:span></text:p>
      <text:p text:style-name="P15"><text:span text:style-name="T3">&lt;</text:span><text:span text:style-name="T4">div</text:span> <text:span text:style-name="T5">v-for</text:span>="<text:span text:style-name="T5">post</text:span> <text:span text:style-name="T4">in</text:span> <text:span text:style-name="T5">posts</text:span>" :<text:span text:style-name="T5">key</text:span>="<text:span text:style-name="T5">post</text:span>.<text:span text:style-name="T5">id</text:span>"<text:span text:style-name="T3">&gt;</text:span></text:p>
      <text:p text:style-name="P15"><text:span text:style-name="T3">&lt;</text:span><text:span text:style-name="T4">h1</text:span><text:span text:style-name="T3">&gt;</text:span>{{<text:span text:style-name="T5">post</text:span>.<text:span text:style-name="T5">id</text:span>}}<text:span text:style-name="T3">&lt;/</text:span><text:span text:style-name="T4">h1</text:span><text:span text:style-name="T3">&gt;</text:span></text:p>
      <text:p text:style-name="P15"><text:span text:style-name="T3">&lt;</text:span><text:span text:style-name="T4">h5</text:span><text:span text:style-name="T3">&gt;</text:span>{{<text:span text:style-name="T5">post</text:span>.<text:span text:style-name="T5">title</text:span>}}<text:span text:style-name="T3">&lt;/</text:span><text:span text:style-name="T4">h5</text:span><text:span text:style-name="T3">&gt;</text:span></text:p>
      <text:p text:style-name="P15"><text:span text:style-name="T3">&lt;</text:span><text:span text:style-name="T4">p</text:span><text:span text:style-name="T3">&gt;</text:span>{{<text:span text:style-name="T5">post</text:span>.<text:span text:style-name="T5">body</text:span>}}<text:span text:style-name="T3">&lt;/</text:span><text:span text:style-name="T4">p</text:span><text:span text:style-name="T3">&gt;</text:span></text:p>
      <text:p text:style-name="P15"><text:span text:style-name="T3">&lt;</text:span><text:span text:style-name="T4">hr</text:span><text:span text:style-name="T3">&gt;</text:span></text:p>
      <text:p text:style-name="P15"><text:span text:style-name="T3">&lt;/</text:span><text:span text:style-name="T4">div</text:span><text:span text:style-name="T3">&gt;</text:span></text:p>
      <text:p text:style-name="P15"><text:span text:style-name="T3">&lt;/</text:span><text:span text:style-name="T4">div</text:span><text:span text:style-name="T3">&gt;</text:span></text:p>
      <text:p text:style-name="P15"><text:span text:style-name="T3">&lt;/</text:span><text:span text:style-name="T4">template</text:span><text:span text:style-name="T3">&gt;</text:span></text:p>
      <text:p text:style-name="P18"/>
      <text:p text:style-name="P15"><text:span text:style-name="T3">&lt;</text:span><text:span text:style-name="T4">script</text:span><text:span text:style-name="T3">&gt;</text:span></text:p>
      <text:p text:style-name="P15"><text:span text:style-name="T7">import</text:span> <text:span text:style-name="T5">axios</text:span> <text:span text:style-name="T7">from</text:span> <text:span text:style-name="T6">'axios'</text:span></text:p>
      <text:p text:style-name="P18"/>
      <text:p text:style-name="P15"><text:span text:style-name="T7">export</text:span> <text:span text:style-name="T7">default</text:span> {</text:p>
      <text:p text:style-name="P15"><text:span text:style-name="T5">name:</text:span><text:span text:style-name="T6">'hook'</text:span>,</text:p>
      <text:p text:style-name="P15"><text:span text:style-name="T8">data</text:span>(){</text:p>
      <text:p text:style-name="P15"><text:span text:style-name="T7">return</text:span>{</text:p>
      <text:p text:style-name="P15"><text:span text:style-name="T5">title:</text:span><text:span text:style-name="T6">'Axious Part :)'</text:span>,</text:p>
      <text:p text:style-name="P15"><text:span text:style-name="T5">posts:</text:span>[]</text:p>
      <text:p text:style-name="P15">}</text:p>
      <text:p text:style-name="P15">},</text:p>
      <text:p text:style-name="P15"><text:span text:style-name="T5">methods:</text:span>{</text:p>
      <text:p text:style-name="P18"/>
      <text:p text:style-name="P15">},</text:p>
      <text:p text:style-name="P15"><text:span text:style-name="T8">mounted</text:span>(){</text:p>
      <text:p text:style-name="P15"><text:span text:style-name="T5">axios</text:span>.<text:span text:style-name="T8">get</text:span>(<text:span text:style-name="T6">'https://jsonplaceholder.typicode.com/posts'</text:span>)</text:p>
      <text:p text:style-name="P15">.<text:span text:style-name="T8">then</text:span>(<text:span text:style-name="T5">Response</text:span><text:span text:style-name="T4">=&gt;</text:span>{</text:p>
      <text:p text:style-name="P17">// console.log(Response)</text:p>
      <text:p text:style-name="P15"><text:span text:style-name="T4">this</text:span>.<text:span text:style-name="T5">posts</text:span> = <text:span text:style-name="T5">Response</text:span>.<text:span text:style-name="T5">data</text:span></text:p>
      <text:p text:style-name="P15">})</text:p>
      <text:p text:style-name="P15">.<text:span text:style-name="T8">catch</text:span>(<text:span text:style-name="T5">error</text:span><text:span text:style-name="T4">=&gt;</text:span>{</text:p>
      <text:p text:style-name="P15"><text:span text:style-name="T9">console</text:span>.<text:span text:style-name="T8">log</text:span>(<text:span text:style-name="T5">error</text:span>)</text:p>
      <text:p text:style-name="P15">})</text:p>
      <text:p text:style-name="P15">}</text:p>
      <text:p text:style-name="P15">}</text:p>
      <text:p text:style-name="P15"><text:span text:style-name="T3">&lt;/</text:span><text:span text:style-name="T4">script</text:span><text:span text:style-name="T3">&gt;</text:span></text:p>
      <text:p text:style-name="P20"><text:soft-page-break/></text:p>
      <text:p text:style-name="P15"><text:span text:style-name="T3">&lt;</text:span><text:span text:style-name="T4">style</text:span> <text:span text:style-name="T5">scoped</text:span><text:span text:style-name="T3">&gt;</text:span></text:p>
      <text:p text:style-name="P15"><text:span text:style-name="T10">h2</text:span>{</text:p>
      <text:p text:style-name="P15"><text:span text:style-name="T5">text-align</text:span>: <text:span text:style-name="T6">center</text:span>;</text:p>
      <text:p text:style-name="P15"><text:span text:style-name="T5">color</text:span>:<text:span text:style-name="T6">red</text:span>;</text:p>
      <text:p text:style-name="P18"/>
      <text:p text:style-name="P15">}</text:p>
      <text:p text:style-name="P15"><text:span text:style-name="T3">&lt;/</text:span><text:span text:style-name="T4">style</text:span><text:span text:style-name="T3">&gt;</text:span></text:p>
      <text:p text:style-name="P1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Bengali1" svg:font-family="'Noto Sans Bengal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Bengali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Bengali" style:font-size-complex="12pt" style:language-complex="bn" style:country-complex="BD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Bengali" style:font-family-complex="'Noto Sans Bengal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Bengali1" style:font-family-complex="'Noto Sans Bengal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Bengali1" style:font-family-complex="'Noto Sans Bengal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Bengali1" style:font-family-complex="'Noto Sans Bengal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2:33:14.808032407</meta:creation-date>
    <dc:date>2020-04-21T01:58:38.172044357</dc:date>
    <meta:editing-duration>PT19M55S</meta:editing-duration>
    <meta:editing-cycles>1</meta:editing-cycles>
    <meta:document-statistic meta:table-count="0" meta:image-count="0" meta:object-count="0" meta:page-count="3" meta:paragraph-count="76" meta:word-count="191" meta:character-count="1364" meta:non-whitespace-character-count="1230"/>
    <meta:generator>LibreOffice/6.0.7.3$Linux_X86_64 LibreOffice_project/00m0$Build-3</meta:generator>
  </office:meta>
</office:document-meta>
</file>